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Open Hei" svg:font-family="'Op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5cm" svg:height="2.2cm" svg:x="20.2cm" svg:y="3.2cm">
          <text:p text:style-name="P1">Hierarchical View<text:line-break/>(Qt view)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layer="layout" svg:width="3.918cm" svg:height="0.962cm" svg:x="20.5cm" svg:y="1.938cm">
          <draw:text-box>
            <text:p>Photos view</text:p>
          </draw:text-box>
        </draw:frame>
        <draw:custom-shape draw:style-name="gr1" draw:text-style-name="P1" draw:layer="layout" svg:width="4.8cm" svg:height="2.2cm" svg:x="20.3cm" svg:y="7.4cm">
          <text:p text:style-name="P1">Data model<text:line-break/>(Qt model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6cm" svg:height="2.7cm" svg:x="19.8cm" svg:y="11.6cm">
          <text:p text:style-name="P1">Database<text:line-break/>(SQL or any other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7cm" svg:height="2cm" svg:x="22.4cm" svg:y="5.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1" draw:layer="layout" svg:width="0.7cm" svg:height="2cm" svg:x="22.4cm" svg:y="9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1" draw:layer="layout" svg:width="5cm" svg:height="2.2cm" svg:x="8.9cm" svg:y="3.262cm">
          <text:p text:style-name="P1">Hierarchical View<text:line-break/>(Qt view)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layer="layout" svg:width="4.549cm" svg:height="0.962cm" svg:x="9.1cm" svg:y="1.9cm">
          <draw:text-box>
            <text:p>Photos adding</text:p>
          </draw:text-box>
        </draw:frame>
        <draw:custom-shape draw:style-name="gr1" draw:text-style-name="P1" draw:layer="layout" svg:width="4.8cm" svg:height="2.2cm" svg:x="9cm" svg:y="7.462cm">
          <text:p text:style-name="P1">Data model<text:line-break/>(Qt model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6cm" svg:height="2.7cm" svg:x="8.5cm" svg:y="11.662cm">
          <text:p text:style-name="P1">Temporary database<text:line-break/>(SQL or any other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7cm" svg:height="2cm" svg:x="11.1cm" svg:y="5.46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1" draw:layer="layout" svg:width="0.7cm" svg:height="2cm" svg:x="11.1cm" svg:y="9.66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1" draw:layer="layout" svg:width="5.1cm" svg:height="1cm" svg:x="14.6cm" svg:y="12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4.3cm" svg:height="2.1cm" svg:x="2.1cm" svg:y="7.5cm">
          <text:p text:style-name="P1">File syste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2.4cm" svg:height="0.7cm" svg:x="6.5cm" svg:y="8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Open Hei" svg:font-family="'Open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Open Hei" style:font-family-asian="'Op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15T22:58:13.558768061</meta:creation-date>
    <meta:generator>LibreOffice/4.1.5.3$Linux_X86_64 LibreOffice_project/410$Build-3</meta:generator>
    <dc:date>2014-04-15T23:04:48.448796824</dc:date>
    <meta:editing-duration>PT3M21S</meta:editing-duration>
    <meta:editing-cycles>4</meta:editing-cycles>
    <meta:document-statistic meta:object-count="15"/>
  </office:meta>
</office:document-meta>
</file>